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04c147" officeooo:paragraph-rsid="0004c147"/>
    </style:style>
    <style:style style:name="P2" style:family="paragraph" style:parent-style-name="Text_20_body">
      <style:text-properties officeooo:paragraph-rsid="0004c147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officeooo:paragraph-rsid="00055f8c"/>
    </style:style>
    <style:style style:name="P4" style:family="paragraph" style:parent-style-name="Heading_20_1">
      <style:text-properties officeooo:rsid="00055f8c" officeooo:paragraph-rsid="00055f8c"/>
    </style:style>
    <style:style style:name="P5" style:family="paragraph" style:parent-style-name="Heading_20_1">
      <style:text-properties officeooo:rsid="0004c147" officeooo:paragraph-rsid="0004c1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hjongg Dimensions Analysis</text:p>
      <text:h text:style-name="P4" text:outline-level="1">Game</text:h>
      <text:p text:style-name="P3"><text:a xlink:type="simple" xlink:href="https://www.arkadium.com/games/mahjongg-dimensions/" text:style-name="Internet_20_link" text:visited-style-name="Visited_20_Internet_20_Link"><text:span text:style-name="Internet_20_link">https://www.arkadium.com/games/mahjongg-dimensions/</text:span></text:a></text:p>
      <text:h text:style-name="P5" text:outline-level="1">Requirements</text:h>
      <text:p text:style-name="Text_20_body">Game has an intro scene separated from the game scene, with a play button.</text:p>
      <text:p text:style-name="Text_20_body">Game has a 4x4x4 cube grid that supports 6 different cube tiles.</text:p>
      <text:p text:style-name="Text_20_body">All types of cube has a distinctive tile representing them in all 6 faces.</text:p>
      <text:p text:style-name="Text_20_body">The game has a 5 minute timer, decreasing count in seconds. Player loses if timer reaches zero.</text:p>
      <text:p text:style-name="Text_20_body">Player can click on two cube tiles with the same sprite/colour.</text:p>
      <text:p text:style-name="Text_20_body">Player can click and drag to rotate horizontally the cube (not vertically).</text:p>
      <text:p text:style-name="Text_20_body">Cube tiles can only be pressed if they have mostly one neighbour in each horizontal direction (up and down cubes don’t interfere).</text:p>
      <text:p text:style-name="Text_20_body">Every time the player removes two tiles successfully, they receive 100 points.</text:p>
      <text:p text:style-name="Text_20_body">Player wins if they manage to clear all cubes in the following time.</text:p>
      <text:h text:style-name="P5" text:outline-level="1">Optional</text:h>
      <text:p text:style-name="P2">A multiplier system for speed, increasing the multiplier cumulatively (from 2x to 3x, 4x, and so on) every time the player takes less than 3 seconds from the last tile match to match a new set of tiles.</text:p>
      <text:p text:style-name="P2">A pause button, that hides the tiles and opens a panel to unpause the game (and freezes the timer).</text:p>
      <text:p text:style-name="P2">An additional game end screen, with an option to play again.</text:p>
      <text:p text:style-name="P2">Visual polish (e.g., animations, particles).</text:p>
      <text:p text:style-name="P2">Audio integration (sounds and music) – with a menu to turn them on/off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3T19:43:16.536000000</meta:creation-date>
    <meta:generator>LibreOffice/7.4.3.2$Windows_X86_64 LibreOffice_project/1048a8393ae2eeec98dff31b5c133c5f1d08b890</meta:generator>
    <dc:date>2022-12-03T23:03:44.485000000</dc:date>
    <meta:editing-duration>PT3H19M37S</meta:editing-duration>
    <meta:editing-cycles>2</meta:editing-cycles>
    <meta:document-statistic meta:table-count="0" meta:image-count="0" meta:object-count="0" meta:page-count="1" meta:paragraph-count="19" meta:word-count="219" meta:character-count="1300" meta:non-whitespace-character-count="1099"/>
  </office:meta>
</office:document-meta>
</file>